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ccccc" draw:textarea-horizontal-align="justify" draw:textarea-vertical-align="middle" draw:auto-grow-height="false" fo:min-height="1.35cm" fo:min-width="3.2cm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33ff99" draw:textarea-horizontal-align="justify" draw:textarea-vertical-align="middle" draw:auto-grow-height="false" fo:min-height="1.65cm" fo:min-width="6cm"/>
    </style:style>
    <style:style style:name="gr4" style:family="graphic" style:parent-style-name="standard">
      <style:graphic-properties svg:stroke-color="#000000" draw:fill-color="#ff6666" draw:textarea-horizontal-align="justify" draw:textarea-vertical-align="middle" draw:auto-grow-height="false" fo:min-height="2.65cm" fo:min-width="7.9cm"/>
    </style:style>
    <style:style style:name="gr5" style:family="graphic" style:parent-style-name="standard">
      <style:graphic-properties svg:stroke-color="#000000" draw:fill-color="#3399ff" draw:textarea-horizontal-align="justify" draw:textarea-vertical-align="middle" draw:auto-grow-height="false" fo:min-height="1.85cm" fo:min-width="10.3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75cm" fo:min-width="7.1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3ff99"/>
      <style:paragraph-properties fo:text-align="center"/>
    </style:style>
    <style:style style:name="P5" style:family="paragraph">
      <loext:graphic-properties draw:fill-color="#ff6666"/>
      <style:paragraph-properties fo:text-align="center"/>
    </style:style>
    <style:style style:name="P6" style:family="paragraph">
      <loext:graphic-properties draw:fill-color="#3399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7cm" svg:height="1.6cm" svg:x="2.5cm" svg:y="2.3cm">
          <text:p text:style-name="P1">Data from</text:p>
          <text:p text:style-name="P1">BC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6cm" svg:x="2.5cm" svg:y="4.3cm">
          <text:p text:style-name="P1">Data from</text:p>
          <text:p text:style-name="P1">GCC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4cm" svg:y1="3cm" svg:x2="15.1cm" svg:y2="4cm">
          <text:p/>
        </draw:line>
        <draw:line draw:style-name="gr2" draw:text-style-name="P3" draw:layer="layout" svg:x1="12.4cm" svg:y1="5.1cm" svg:x2="15.1cm" svg:y2="4.1cm">
          <text:p/>
        </draw:line>
        <draw:custom-shape draw:style-name="gr3" draw:text-style-name="P4" draw:layer="layout" svg:width="6.5cm" svg:height="1.9cm" svg:x="15.3cm" svg:y="3.1cm">
          <text:p text:style-name="P1">Join Data in Flink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2cm" svg:y1="3.1cm" svg:x2="8.6cm" svg:y2="3.1cm">
          <text:p/>
        </draw:line>
        <draw:line draw:style-name="gr2" draw:text-style-name="P3" draw:layer="layout" svg:x1="6.2cm" svg:y1="5.1cm" svg:x2="8.6cm" svg:y2="5.1cm">
          <text:p/>
        </draw:line>
        <draw:custom-shape draw:style-name="gr1" draw:text-style-name="P2" draw:layer="layout" svg:width="3.7cm" svg:height="1.6cm" svg:x="8.7cm" svg:y="2.3cm">
          <text:p text:style-name="P1">Preprocess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7cm" svg:height="1.6cm" svg:x="8.7cm" svg:y="4.3cm">
          <text:p text:style-name="P1">Preprocess</text:p>
          <text:p text:style-name="P1">Data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4cm" svg:y1="5cm" svg:x2="13.7cm" svg:y2="7.6cm">
          <text:p/>
        </draw:line>
        <draw:line draw:style-name="gr2" draw:text-style-name="P3" draw:layer="layout" svg:x1="20.1cm" svg:y1="5cm" svg:x2="24.3cm" svg:y2="7.6cm">
          <text:p/>
        </draw:line>
        <draw:custom-shape draw:style-name="gr4" draw:text-style-name="P5" draw:layer="layout" svg:width="8.4cm" svg:height="2.9cm" svg:x="8.9cm" svg:y="7.9cm">
          <text:p text:style-name="P1">Analyze Data using</text:p>
          <text:p text:style-name="P1">Flink's Machine Learning</text:p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4cm" svg:height="2.9cm" svg:x="20.2cm" svg:y="7.9cm">
          <text:p text:style-name="P1">Analyze Data using</text:p>
          <text:p text:style-name="P1">a Network based Approach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cm" svg:y1="10.8cm" svg:x2="18.7cm" svg:y2="12.5cm">
          <text:p/>
        </draw:line>
        <draw:line draw:style-name="gr2" draw:text-style-name="P3" draw:layer="layout" svg:x1="24.3cm" svg:y1="10.8cm" svg:x2="18.9cm" svg:y2="12.5cm">
          <text:p/>
        </draw:line>
        <draw:custom-shape draw:style-name="gr5" draw:text-style-name="P6" draw:layer="layout" svg:width="10.8cm" svg:height="2.1cm" svg:x="13.6cm" svg:y="12.7cm">
          <text:p text:style-name="P1">Build a Classifier that can categorize</text:p>
          <text:p text:style-name="P1">new Data...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8.9cm" svg:y1="14.8cm" svg:x2="15.8cm" svg:y2="16.1cm">
          <text:p/>
        </draw:line>
        <draw:line draw:style-name="gr2" draw:text-style-name="P3" draw:layer="layout" svg:x1="18.9cm" svg:y1="14.8cm" svg:x2="22cm" svg:y2="16.1cm">
          <text:p/>
        </draw:line>
        <draw:custom-shape draw:style-name="gr6" draw:text-style-name="P1" draw:layer="layout" svg:width="7.6cm" svg:height="2cm" svg:x="10.5cm" svg:y="16.2cm">
          <text:p text:style-name="P1">into “cancer vs.</text:p>
          <text:p text:style-name="P1">healthy”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6cm" svg:height="2cm" svg:x="19.7cm" svg:y="16.2cm">
          <text:p text:style-name="P1">into “cancer sub-group A</text:p>
          <text:p text:style-name="P1">vs. cancer sub-group B”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1T16:38:36.952391000</meta:creation-date>
    <dc:date>2015-10-11T17:28:11.222756000</dc:date>
    <meta:editing-duration>PT11M40S</meta:editing-duration>
    <meta:editing-cycles>1</meta:editing-cycles>
    <meta:document-statistic meta:object-count="20"/>
    <meta:generator>LibreOffice/5.0.2.2$MacOSX_X86_64 LibreOffice_project/37b43f919e4de5eeaca9b9755ed688758a8251fe</meta:generator>
  </office:meta>
</office:document-meta>
</file>